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1b9" officeooo:paragraph-rsid="001431b9"/>
    </style:style>
    <style:style style:name="P2" style:family="paragraph" style:parent-style-name="Standard">
      <style:paragraph-properties fo:text-align="center" style:justify-single-word="false"/>
      <style:text-properties officeooo:rsid="001431b9" officeooo:paragraph-rsid="001431b9"/>
    </style:style>
    <style:style style:name="P3" style:family="paragraph" style:parent-style-name="Standard">
      <style:text-properties officeooo:rsid="00175a6f" officeooo:paragraph-rsid="00175a6f"/>
    </style:style>
    <style:style style:name="P4" style:family="paragraph" style:parent-style-name="Standard">
      <style:text-properties officeooo:rsid="00185290" officeooo:paragraph-rsid="00185290"/>
    </style:style>
    <style:style style:name="P5" style:family="paragraph" style:parent-style-name="Standard">
      <style:text-properties officeooo:rsid="001f397a" officeooo:paragraph-rsid="001f397a"/>
    </style:style>
    <style:style style:name="T1" style:family="text">
      <style:text-properties officeooo:rsid="0015769a"/>
    </style:style>
    <style:style style:name="T2" style:family="text">
      <style:text-properties officeooo:rsid="0018171b"/>
    </style:style>
    <style:style style:name="T3" style:family="text">
      <style:text-properties officeooo:rsid="0018f9a2"/>
    </style:style>
    <style:style style:name="T4" style:family="text">
      <style:text-properties officeooo:rsid="001c1da5"/>
    </style:style>
    <style:style style:name="T5" style:family="text">
      <style:text-properties officeooo:rsid="001da80b"/>
    </style:style>
    <style:style style:name="T6" style:family="text">
      <style:text-properties officeooo:rsid="001fb5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3</text:p>
      <text:p text:style-name="P1"/>
      <text:p text:style-name="P1">5)<text:tab/><text:span text:style-name="T1">Je constate <text:s/>que la configuration n'a pas été sauvegardée.</text:span></text:p>
      <text:p text:style-name="P3"/>
      <text:p text:style-name="P3">6) <text:tab/>Ils <text:span text:style-name="T2">contiennent</text:span> les information de configuration du réseau</text:p>
      <text:p text:style-name="P4"/>
      <text:p text:style-name="P4">7)<text:tab/><text:span text:style-name="T4">L</text:span>e <text:span text:style-name="T5">script</text:span> a bien fonctionné après <text:span text:style-name="T3">redémarrage</text:span> des <text:span text:style-name="T3">consoles</text:span>.</text:p>
      <text:p text:style-name="P5"/>
      <text:p text:style-name="P5">11) <text:tab/><text:span text:style-name="T6">L</text:span>a conexion par ssh fonction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erchundi</meta:initial-creator>
    <meta:creation-date>2013-11-27T14:41:54.826036950</meta:creation-date>
    <dc:date>2013-11-27T15:30:27.859336295</dc:date>
    <dc:creator>Thomas Lerchundi</dc:creator>
    <meta:editing-duration>PT47M16S</meta:editing-duration>
    <meta:editing-cycles>18</meta:editing-cycles>
    <meta:generator>LibreOffice/4.1.2.3$Linux_X86_64 LibreOffice_project/410m0$Build-3</meta:generator>
    <meta:document-statistic meta:table-count="0" meta:image-count="0" meta:object-count="0" meta:page-count="1" meta:paragraph-count="5" meta:word-count="36" meta:character-count="223" meta:non-whitespace-character-count="189"/>
  </office:meta>
</office:document-meta>
</file>